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8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9" style:family="paragraph" style:parent-style-name="Text_20_body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Без_20_интервала">
      <style:text-properties style:font-name="Times New Roman" fo:font-size="10pt" style:font-size-asian="10pt" style:font-size-complex="10pt"/>
    </style:style>
    <style:style style:name="P12" style:family="paragraph" style:parent-style-name="Без_20_интервала">
      <style:paragraph-properties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Без_20_интервала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4" style:family="paragraph" style:parent-style-name="Без_20_интервала">
      <style:paragraph-properties style:snap-to-layout-grid="false"/>
      <style:text-properties style:font-name="Times New Roman" fo:font-size="10pt" fo:language="en" fo:country="US" style:font-size-asian="10pt" style:font-size-complex="10pt"/>
    </style:style>
    <style:style style:name="P15" style:family="paragraph" style:parent-style-name="Без_20_интервала">
      <style:text-properties fo:font-size="10pt" style:font-size-asian="10pt" style:font-size-complex="10pt"/>
    </style:style>
    <style:style style:name="P16" style:family="paragraph" style:parent-style-name="Без_20_интервала">
      <style:paragraph-properties style:snap-to-layout-grid="false"/>
      <style:text-properties fo:font-size="10pt" style:font-size-asian="10pt" style:font-size-complex="10pt"/>
    </style:style>
    <style:style style:name="P17" style:family="paragraph" style:parent-style-name="Text_20_body">
      <style:text-properties fo:font-size="10pt" style:font-size-asian="10pt" style:font-size-complex="10pt"/>
    </style:style>
    <style:style style:name="P18" style:family="paragraph" style:parent-style-name="Text_20_body">
      <style:paragraph-properties fo:line-height="100%"/>
      <style:text-properties fo:font-size="10pt" style:font-size-asian="10pt" style:font-size-complex="10pt"/>
    </style:style>
    <style:style style:name="P19" style:family="paragraph" style:parent-style-name="Без_20_интервала">
      <style:text-properties style:font-name="Times New Roman" fo:font-size="10pt" fo:language="ru" fo:country="RU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0" style:family="paragraph" style:parent-style-name="Без_20_интервала">
      <style:text-properties style:font-name="Times New Roman" fo:font-size="10pt" fo:language="ru" fo:country="RU" style:font-size-asian="10pt" style:font-size-complex="10pt"/>
    </style:style>
    <style:style style:name="P21" style:family="paragraph" style:parent-style-name="Без_20_интервала">
      <style:text-properties style:font-name="Times New Roman" fo:font-size="10pt" style:font-size-asian="10pt" style:font-size-complex="10pt"/>
    </style:style>
    <style:style style:name="P22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23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text-line-through-style="none" fo:font-style="normal" style:text-underline-style="none"/>
    </style:style>
    <style:style style:name="P27" style:family="paragraph">
      <style:paragraph-properties fo:text-align="start"/>
      <style:text-properties fo:font-family="'Times New Roman'" style:font-style-name="Обычный" style:font-family-generic="roman"/>
    </style:style>
    <style:style style:name="P2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en" fo:country="US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Шешеня Т.В."/>
            <form:item form:label="Лызова И.Е."/>
            <form:item form:label="Зубкова Т.М."/>
            <form:item form:label="Вологжанина Н.А."/>
          </form:combobox>
          <form:combobox form:name="Поле со списком 2" form:control-implementation="ooo:com.sun.star.form.component.ComboBox" form:id="control1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Гиниатуллина Г.Н."/>
            <form:item form:label="Букина Б.Б."/>
            <form:item form:label="Иригбаева А.Е."/>
            <form:item form:label="Иванова О.И."/>
            <form:item form:label="Хозяшева Д.А."/>
            <form:item form:label="Донских А.И."/>
          </form:combobox>
          <form:text form:name="Текстовое поле 3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16" form:dropdown="true" form:size="20" form:current-value="умеренная" form:value="умерен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меренная"/>
            <form:item form:label="не значительная"/>
            <form:item form:label="не усилена "/>
            <form:item form:label="высокая"/>
          </form:combobox>
          <form:combobox form:name="Поле со списком 1" form:control-implementation="ooo:com.sun.star.form.component.ComboBox" form:id="control17" form:dropdown="true" form:size="20" form:current-value="незначительные" form:value="незначитель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значительные"/>
            <form:item form:label="не усилены"/>
            <form:item form:label="умеренные"/>
            <form:item form:label="выраженные"/>
          </form:combobox>
          <form:combobox form:name="Поле со списком 1" form:control-implementation="ooo:com.sun.star.form.component.ComboBox" form:id="control18" form:dropdown="true" form:size="20" form:current-value="Смещение М-эхо" form:value="Смещение М-эхо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мещение М-эхо"/>
          </form:combobox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20" form:dropdown="true" form:size="20" form:current-value="Косвенные признаки умеренно выраженной ВЧГ" form:value="Косвенные признаки умеренно выраженной ВЧГ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Косвенные признаки умеренно выраженной ВЧГ"/>
            <form:item form:label="Косвенные признаки незначительно выраженной ВЧГ"/>
            <form:item form:label="Косвенные признаки значительно выраженной ВЧГ"/>
            <form:item form:label="Данных за ВЧГ не выявлено"/>
          </form:combobox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StudyViewprotocol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3" svg:width="1.706cm" svg:height="0.5cm" svg:x="2.039cm" svg:y="4.794cm" draw:control="control1"/>
      <draw:control text:anchor-type="page" text:anchor-page-number="1" draw:z-index="2" draw:style-name="gr1" draw:text-style-name="P23" svg:width="4.493cm" svg:height="0.5cm" svg:x="2.039cm" svg:y="5.872cm" draw:control="control2"/>
      <draw:control text:anchor-type="page" text:anchor-page-number="1" draw:z-index="3" draw:style-name="gr1" draw:text-style-name="P23" svg:width="1.502cm" svg:height="0.5cm" svg:x="11.61cm" svg:y="5.812cm" draw:control="control3"/>
      <draw:control text:anchor-type="page" text:anchor-page-number="1" draw:z-index="4" draw:style-name="gr2" draw:text-style-name="P23" svg:width="3.53cm" svg:height="0.5cm" svg:x="2.039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22" text:outline-level="1"/>
      <text:h text:style-name="P22" text:outline-level="1">ПРОТОКОЛ</text:h>
      <text:p text:style-name="P5">ЭХОЭНЦЕФАЛОСКОПИИ</text:p>
      <text:p text:style-name="P7"/>
      <text:p text:style-name="P7"><draw:control text:anchor-type="paragraph" draw:z-index="5" draw:style-name="gr3" draw:text-style-name="P24" svg:width="11.875cm" svg:height="0.421cm" svg:x="1.55cm" svg:y="0.282cm" draw:control="control5"/></text:p>
      <text:p text:style-name="P2"><draw:control text:anchor-type="paragraph" draw:z-index="6" draw:style-name="gr3" draw:text-style-name="P24" svg:width="2.664cm" svg:height="0.421cm" svg:x="3.085cm" svg:y="0.374cm" draw:control="control6"/></text:p>
      <text:p text:style-name="P2"><draw:control text:anchor-type="paragraph" draw:z-index="7" draw:style-name="gr3" draw:text-style-name="P24" svg:width="5.529cm" svg:height="0.421cm" svg:x="3.907cm" svg:y="0.386cm" draw:control="control7"/><draw:control text:anchor-type="paragraph" draw:z-index="8" draw:style-name="gr3" draw:text-style-name="P24" svg:width="2.421cm" svg:height="0.421cm" svg:x="10.987cm" svg:y="0.406cm" draw:control="control8"/></text:p>
      <text:p text:style-name="P11"/>
      <text:p text:style-name="P11"/>
      <text:p text:style-name="P11"/>
      <text:p text:style-name="P11">MS = <text:bookmark-start text:name="MS"/><text:span text:style-name="T6"><draw:control text:anchor-type="as-char" svg:y="-0.259cm" draw:z-index="12" draw:style-name="gr6" draw:text-style-name="P26" svg:width="0.888cm" svg:height="0.35cm" draw:control="control12"/></text:span><text:bookmark-end text:name="MS"/> мм. <text:s text:c="16"/>MD = <text:bookmark-start text:name="MD"/><text:span text:style-name="T6"><draw:control text:anchor-type="as-char" svg:y="-0.259cm" draw:z-index="13" draw:style-name="gr6" draw:text-style-name="P26" svg:width="0.888cm" svg:height="0.35cm" draw:control="control13"/></text:span><text:bookmark-end text:name="MD"/> мм. <text:s text:c="14"/>DBT = <text:bookmark-start text:name="DBT"/><text:span text:style-name="T6"><draw:control text:anchor-type="as-char" svg:y="-0.259cm" draw:z-index="14" draw:style-name="gr6" draw:text-style-name="P26" svg:width="0.888cm" svg:height="0.35cm" draw:control="control14"/></text:span><text:bookmark-end text:name="DBT"/> мм.</text:p>
      <text:p text:style-name="P11">Ширина 3 желудочка <text:bookmark-start text:name="Ширина3желудочка"/><text:span text:style-name="T6"><draw:control text:anchor-type="as-char" svg:y="-0.347cm" draw:z-index="15" draw:style-name="gr6" draw:text-style-name="P26" svg:width="0.888cm" svg:height="0.35cm" draw:control="control15"/></text:span><text:bookmark-end text:name="Ширина3желудочка"/> мм</text:p>
      <text:p text:style-name="P11">Эхо – пульсация: <draw:control text:anchor-type="as-char" draw:z-index="16" draw:style-name="gr5" draw:text-style-name="P27" svg:width="2.971cm" svg:height="0.38cm" draw:control="control16"/><text:bookmark-start text:name="ЭхоПульсация"/><text:bookmark-end text:name="ЭхоПульсация"/></text:p>
      <text:p text:style-name="P11">Латеральные эхосигналы: <draw:control text:anchor-type="as-char" draw:z-index="17" draw:style-name="gr5" draw:text-style-name="P27" svg:width="2.971cm" svg:height="0.38cm" draw:control="control17"/><text:bookmark-start text:name="ЛатеральныеЭхосигнал"/><text:bookmark-end text:name="ЛатеральныеЭхосигнал"/></text:p>
      <text:p text:style-name="P19"/>
      <text:p text:style-name="P19"/>
      <text:p text:style-name="P20"><text:span text:style-name="T5">Заключение:</text:span><text:span text:style-name="T7"> <text:s/></text:span><draw:control text:anchor-type="as-char" svg:y="-0.347cm" draw:z-index="18" draw:style-name="gr6" draw:text-style-name="P27" svg:width="2.971cm" svg:height="0.38cm" draw:control="control18"/><text:span text:style-name="T6"> </text:span><text:span text:style-name="T6"><draw:control text:anchor-type="as-char" svg:y="-0.365cm" draw:z-index="19" draw:style-name="gr6" draw:text-style-name="P26" svg:width="0.888cm" svg:height="0.35cm" draw:control="control19"/></text:span> <draw:control text:anchor-type="as-char" svg:y="-0.353cm" draw:z-index="20" draw:style-name="gr6" draw:text-style-name="P27" svg:width="6.905cm" svg:height="0.38cm" draw:control="control20"/><text:span text:style-name="T6"> </text:span><text:span text:style-name="T6"><draw:control text:anchor-type="as-char" svg:y="-0.347cm" draw:z-index="21" draw:style-name="gr6" draw:text-style-name="P26" svg:width="0.888cm" svg:height="0.35cm" draw:control="control21"/></text:span></text:p>
      <text:p text:style-name="P18"><draw:control text:anchor-type="paragraph" draw:z-index="22" draw:style-name="gr3" draw:text-style-name="P28" svg:width="14.941cm" svg:height="0.38cm" svg:x="2.044cm" svg:y="0.002cm" draw:control="control22"/> </text:p>
      <text:p text:style-name="P9"><draw:control text:anchor-type="paragraph" draw:z-index="9" draw:style-name="gr4" draw:text-style-name="P25" svg:width="0.003cm" svg:height="0.003cm" svg:x="0cm" svg:y="0cm" draw:control="control9"/></text:p>
      <text:p text:style-name="P9">Врач: <draw:control text:anchor-type="as-char" draw:z-index="10" draw:style-name="gr5" draw:text-style-name="P25" svg:width="4.67cm" svg:height="0.421cm" draw:control="control10"/></text:p>
      <text:p text:style-name="P8">Медицинский регистратор: <draw:control text:anchor-type="as-char" draw:z-index="11" draw:style-name="gr5" draw:text-style-name="P25" svg:width="4.234cm" svg:height="0.421cm" draw:control="control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18:25:08.87</dc:date>
    <dc:creator>Дмитрий Деренок</dc:creator>
    <meta:editing-duration>PT15H56M29S</meta:editing-duration>
    <meta:editing-cycles>49</meta:editing-cycles>
    <meta:generator>OpenOffice.org/3.2$Win32 OpenOffice.org_project/320m12$Build-9483</meta:generator>
    <meta:document-statistic meta:table-count="1" meta:image-count="1" meta:object-count="0" meta:page-count="1" meta:paragraph-count="14" meta:word-count="47" meta:character-count="392"/>
  </office:meta>
</office:document-meta>
</file>